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3">
      <style:text-properties fo:font-size="22pt" style:font-size-asian="22pt" style:font-size-complex="22pt"/>
    </style:style>
    <style:style style:name="P2" style:family="paragraph" style:parent-style-name="Heading_20_2">
      <style:text-properties officeooo:rsid="00211b95" officeooo:paragraph-rsid="00211b95"/>
    </style:style>
    <style:style style:name="P3" style:family="paragraph" style:parent-style-name="Heading_20_1">
      <style:paragraph-properties fo:text-align="start" style:justify-single-word="false"/>
      <style:text-properties officeooo:paragraph-rsid="00211b95"/>
    </style:style>
    <style:style style:name="P4" style:family="paragraph" style:parent-style-name="Text_20_body">
      <style:paragraph-properties fo:text-align="start" style:justify-single-word="false"/>
      <style:text-properties officeooo:paragraph-rsid="00211b95"/>
    </style:style>
    <style:style style:name="T1" style:family="text">
      <style:text-properties fo:font-size="44pt" style:font-size-asian="38.5pt" style:font-size-complex="44pt"/>
    </style:style>
    <style:style style:name="T2" style:family="text">
      <style:text-properties fo:font-size="42pt" style:font-size-asian="36.75pt" style:font-size-complex="42pt"/>
    </style:style>
    <style:style style:name="T3" style:family="text">
      <style:text-properties fo:font-size="42pt" officeooo:rsid="00211b95" style:font-size-asian="42pt" style:font-size-complex="4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3">Jenny Was A friend Of Mine </text:span></text:h>
      <text:h text:style-name="P2" text:outline-level="2">Am <text:s/>G <text:s text:c="2"/>F</text:h>
      <text:h text:style-name="Heading_20_3" text:outline-level="3">We took a walk that night, but it wasn't the same</text:h>
      <text:p text:style-name="P4">We had a fight on the promenade out in the rain</text:p>
      <text:p text:style-name="P4">She said she loved me, but she had somewhere to go</text:p>
      <text:p text:style-name="P4">She couldn't scream while I held her close</text:p>
      <text:p text:style-name="P4">I swore I'd never let her go</text:p>
      <text:h text:style-name="P2" text:outline-level="2">F <text:s text:c="2"/>G <text:s text:c="2"/>Am <text:s/>G, <text:s text:c="2"/>F <text:s text:c="2"/>G <text:s text:c="2"/></text:h>
      <text:p text:style-name="P4">Tell me what you wanna know</text:p>
      <text:p text:style-name="P4">Oh come on, oh come on, oh come on</text:p>
      <text:p text:style-name="P4">There ain't no motive for this crime</text:p>
      <text:h text:style-name="P2" text:outline-level="2">C <text:s text:c="2"/>G <text:s text:c="2"/>Am <text:s/>G <text:s text:c="2"/>F <text:s text:c="2"/>G </text:h>
      <text:p text:style-name="P4">Jenny was a friend of mine</text:p>
      <text:p text:style-name="P4">So come on, oh come on, oh come on </text:p>
      <text:p text:style-name="P4"/>
      <text:h text:style-name="P1" text:outline-level="3">I know my rights, I've been here all day and it's time</text:h>
      <text:p text:style-name="P4">For me to go, so let me know if it's alright</text:p>
      <text:p text:style-name="P4">I just can't take this, I swear I told you the truth</text:p>
      <text:p text:style-name="P4">She couldn't scream while I held her close</text:p>
      <text:p text:style-name="P4">I swore I'd never let her go </text:p>
      <text:p text:style-name="P4"/>
      <text:p text:style-name="P4">Tell me what you wanna know</text:p>
      <text:p text:style-name="P4">Oh come on, oh come on, oh come on</text:p>
      <text:p text:style-name="P4">And then you whisper in my ear</text:p>
      <text:p text:style-name="P4">I know what you're doing here</text:p>
      <text:p text:style-name="P4">So come on, oh come on, oh come on</text:p>
      <text:p text:style-name="P4">There ain't no motive for this crime</text:p>
      <text:p text:style-name="P4">Jenny was a friend of mine</text:p>
      <text:p text:style-name="P4">Oh come on, oh come on, oh come 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24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21:44:26.437437147</meta:creation-date>
    <dc:title>SongSheet</dc:title>
    <meta:editing-cycles>2</meta:editing-cycles>
    <meta:generator>LibreOffice/7.6.4.1$MacOSX_AARCH64 LibreOffice_project/e19e193f88cd6c0525a17fb7a176ed8e6a3e2aa1</meta:generator>
    <meta:editing-duration>PT8M26S</meta:editing-duration>
    <dc:date>2025-04-18T21:52:52.392624078</dc:date>
    <meta:document-statistic meta:table-count="0" meta:image-count="0" meta:object-count="0" meta:page-count="1" meta:paragraph-count="27" meta:word-count="215" meta:character-count="928" meta:non-whitespace-character-count="712"/>
    <meta:template xlink:type="simple" xlink:actuate="onRequest" xlink:title="SongSheet" xlink:href="../../../../Library/Application%20Support/LibreOffice/4/user/template/SongSheet.ott" meta:date="2025-04-18T21:44:26.346687256"/>
  </office:meta>
</office:document-meta>
</file>